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a336"/>
    </style:style>
    <style:style style:name="P2" style:family="paragraph" style:parent-style-name="Standard">
      <style:text-properties officeooo:rsid="0004ff56" officeooo:paragraph-rsid="0000a336"/>
    </style:style>
    <style:style style:name="P3" style:family="paragraph" style:parent-style-name="Standard">
      <style:text-properties officeooo:paragraph-rsid="0004ff56"/>
    </style:style>
    <style:style style:name="P4" style:family="paragraph" style:parent-style-name="Standard">
      <style:text-properties officeooo:paragraph-rsid="00050352"/>
    </style:style>
    <style:style style:name="P5" style:family="paragraph" style:parent-style-name="Standard">
      <style:text-properties officeooo:paragraph-rsid="0006d7bc"/>
    </style:style>
    <style:style style:name="P6" style:family="paragraph" style:parent-style-name="Standard">
      <style:text-properties officeooo:rsid="0006d7bc" officeooo:paragraph-rsid="0006d7bc"/>
    </style:style>
    <style:style style:name="P7" style:family="paragraph" style:parent-style-name="Standard">
      <style:text-properties officeooo:paragraph-rsid="00073ab7"/>
    </style:style>
    <style:style style:name="P8" style:family="paragraph" style:parent-style-name="Standard">
      <style:text-properties officeooo:paragraph-rsid="00088413"/>
    </style:style>
    <style:style style:name="P9" style:family="paragraph" style:parent-style-name="Standard">
      <style:text-properties officeooo:paragraph-rsid="0008c5e9"/>
    </style:style>
    <style:style style:name="P10" style:family="paragraph" style:parent-style-name="Standard">
      <style:text-properties officeooo:paragraph-rsid="000a324a"/>
    </style:style>
    <style:style style:name="P11" style:family="paragraph" style:parent-style-name="Standard">
      <style:text-properties fo:color="#000000" fo:font-size="11pt" officeooo:rsid="000b20af" officeooo:paragraph-rsid="000b20af" style:font-size-asian="11pt" style:font-size-complex="11pt"/>
    </style:style>
    <style:style style:name="P12" style:family="paragraph" style:parent-style-name="Standard">
      <style:text-properties officeooo:paragraph-rsid="000b20af"/>
    </style:style>
    <style:style style:name="P13" style:family="paragraph" style:parent-style-name="Standard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20af" officeooo:paragraph-rsid="000b20af" style:text-blinking="false" fo:background-color="#d4ea6b" style:font-size-asian="12pt" style:font-size-complex="12pt"/>
    </style:style>
    <style:style style:name="P14" style:family="paragraph" style:parent-style-name="Standard">
      <style:text-properties officeooo:paragraph-rsid="000c9270"/>
    </style:style>
    <style:style style:name="P15" style:family="paragraph" style:parent-style-name="Standard">
      <style:text-properties officeooo:rsid="000c9270" officeooo:paragraph-rsid="000c9270"/>
    </style:style>
    <style:style style:name="P16" style:family="paragraph" style:parent-style-name="Standard">
      <style:text-properties style:text-underline-style="solid" style:text-underline-width="auto" style:text-underline-color="font-color" officeooo:rsid="0006d7bc" officeooo:paragraph-rsid="0006d7bc"/>
    </style:style>
    <style:style style:name="P17" style:family="paragraph" style:parent-style-name="Standard">
      <style:text-properties style:text-underline-style="solid" style:text-underline-width="auto" style:text-underline-color="font-color" officeooo:rsid="00073ab7" officeooo:paragraph-rsid="00088413"/>
    </style:style>
    <style:style style:name="P18" style:family="paragraph" style:parent-style-name="Standard">
      <style:text-properties style:text-underline-style="solid" style:text-underline-width="auto" style:text-underline-color="font-color" officeooo:rsid="000cc9ef" officeooo:paragraph-rsid="000cc9ef"/>
    </style:style>
    <style:style style:name="P19" style:family="paragraph" style:parent-style-name="Standard">
      <style:text-properties officeooo:paragraph-rsid="000e06f9"/>
    </style:style>
    <style:style style:name="P20" style:family="paragraph" style:parent-style-name="Standard">
      <style:text-properties officeooo:rsid="000ebe6e" officeooo:paragraph-rsid="000ebe6e"/>
    </style:style>
    <style:style style:name="P21" style:family="paragraph" style:parent-style-name="Standard">
      <style:text-properties officeooo:paragraph-rsid="000ebe6e"/>
    </style:style>
    <style:style style:name="P22" style:family="paragraph" style:parent-style-name="Standard">
      <style:text-properties officeooo:paragraph-rsid="00100f1c"/>
    </style:style>
    <style:style style:name="P23" style:family="paragraph" style:parent-style-name="Standard">
      <style:text-properties fo:color="#ff7b59" fo:font-size="11pt" officeooo:rsid="00100f1c" officeooo:paragraph-rsid="00100f1c" style:font-size-asian="11pt" style:font-size-complex="11pt"/>
    </style:style>
    <style:style style:name="P24" style:family="paragraph" style:parent-style-name="Standard">
      <style:text-properties fo:font-size="26pt" officeooo:rsid="000dfcb3" officeooo:paragraph-rsid="000dfcb3" style:font-size-asian="26pt" style:font-size-complex="26pt"/>
    </style:style>
    <style:style style:name="P25" style:family="paragraph" style:parent-style-name="Standard">
      <style:text-properties officeooo:rsid="00073ab7" officeooo:paragraph-rsid="00073ab7"/>
    </style:style>
    <style:style style:name="P26" style:family="paragraph" style:parent-style-name="Standard">
      <style:text-properties officeooo:rsid="00073ab7" officeooo:paragraph-rsid="00088413"/>
    </style:style>
    <style:style style:name="P27" style:family="paragraph" style:parent-style-name="Standard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8c5e9" officeooo:paragraph-rsid="0008c5e9" style:text-blinking="false" fo:background-color="transparent" style:font-size-asian="12pt" style:font-size-complex="12pt"/>
    </style:style>
    <style:style style:name="P28" style:family="paragraph" style:parent-style-name="Standard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1e12" officeooo:paragraph-rsid="000b1e12" style:text-blinking="false" fo:background-color="transparent" style:font-size-asian="12pt" style:font-size-complex="12pt"/>
    </style:style>
    <style:style style:name="P29" style:family="paragraph" style:parent-style-name="Standard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c9270" officeooo:paragraph-rsid="000c9270" style:text-blinking="false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8c5e9" officeooo:paragraph-rsid="0008c5e9" style:text-blinking="false" fo:background-color="#d4ea6b" style:font-size-asian="12pt" style:font-size-complex="12pt"/>
    </style:style>
    <style:style style:name="P31" style:family="paragraph" style:parent-style-name="Standard">
      <style:text-properties fo:color="#000000" fo:font-size="11pt" officeooo:rsid="000b20af" officeooo:paragraph-rsid="000b20af" style:font-size-asian="11pt" style:font-size-complex="11pt"/>
    </style:style>
    <style:style style:name="P32" style:family="paragraph" style:parent-style-name="Standard">
      <style:text-properties fo:color="#000000" fo:font-size="11pt" officeooo:rsid="000cc9ef" officeooo:paragraph-rsid="000cc9ef" style:font-size-asian="11pt" style:font-size-complex="11pt"/>
    </style:style>
    <style:style style:name="P33" style:family="paragraph" style:parent-style-name="Standard">
      <style:text-properties officeooo:rsid="0006d7bc" officeooo:paragraph-rsid="00088413"/>
    </style:style>
    <style:style style:name="P34" style:family="paragraph" style:parent-style-name="Standard">
      <style:text-properties officeooo:rsid="000ebe6e" officeooo:paragraph-rsid="000ebe6e"/>
    </style:style>
    <style:style style:name="P35" style:family="paragraph" style:parent-style-name="Standard">
      <style:text-properties officeooo:paragraph-rsid="000cc9ef"/>
    </style:style>
    <style:style style:name="T1" style:family="text">
      <style:text-properties officeooo:rsid="0000a336"/>
    </style:style>
    <style:style style:name="T2" style:family="text">
      <style:text-properties officeooo:rsid="000173a8"/>
    </style:style>
    <style:style style:name="T3" style:family="text">
      <style:text-properties officeooo:rsid="000347fa"/>
    </style:style>
    <style:style style:name="T4" style:family="text">
      <style:text-properties officeooo:rsid="0004ff56"/>
    </style:style>
    <style:style style:name="T5" style:family="text">
      <style:text-properties officeooo:rsid="00050352"/>
    </style:style>
    <style:style style:name="T6" style:family="text">
      <style:text-properties officeooo:rsid="00055b4b"/>
    </style:style>
    <style:style style:name="T7" style:family="text">
      <style:text-properties officeooo:rsid="0006d7bc"/>
    </style:style>
    <style:style style:name="T8" style:family="text">
      <style:text-properties officeooo:rsid="00073ab7"/>
    </style:style>
    <style:style style:name="T9" style:family="text">
      <style:text-properties officeooo:rsid="00088413"/>
    </style:style>
    <style:style style:name="T10" style:family="text">
      <style:text-properties fo:font-variant="normal" fo:text-transform="none" fo:color="#1d1c1d" style:font-name="Slack-Lato" fo:font-size="11.25pt" fo:letter-spacing="normal" fo:font-style="normal" fo:font-weight="normal" fo:background-color="#ffff00" loext:char-shading-value="0"/>
    </style:style>
    <style:style style:name="T11" style:family="text">
      <style:text-properties fo:font-variant="normal" fo:text-transform="none" fo:color="#1d1c1d" style:font-name="Slack-Lato" fo:font-size="11.25pt" fo:letter-spacing="normal" fo:font-style="normal" fo:font-weight="normal" officeooo:rsid="00088413" fo:background-color="#ffff00" loext:char-shading-value="0"/>
    </style:style>
    <style:style style:name="T12" style:family="text">
      <style:text-properties fo:font-variant="normal" fo:text-transform="none" fo:color="#1d1c1d" style:font-name="Slack-Lato" fo:font-size="11.25pt" fo:letter-spacing="normal" fo:font-style="normal" fo:font-weight="normal" officeooo:rsid="00088413" fo:background-color="#d4ea6b" loext:char-shading-value="0"/>
    </style:style>
    <style:style style:name="T13" style:family="text">
      <style:text-properties fo:font-variant="normal" fo:text-transform="none" fo:color="#1d1c1d" style:font-name="Liberation Serif" fo:font-size="12pt" fo:letter-spacing="normal" fo:font-style="normal" fo:font-weight="normal" officeooo:rsid="0008c5e9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1d1c1d" style:font-name="Liberation Serif" fo:font-size="12pt" fo:letter-spacing="normal" fo:font-style="normal" fo:font-weight="normal" officeooo:rsid="000b20af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1d1c1d" style:font-name="Liberation Serif" fo:font-size="12pt" fo:letter-spacing="normal" fo:font-style="normal" fo:font-weight="normal" officeooo:rsid="001539bc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1d1c1d" style:font-name="Liberation Serif" fo:font-size="12pt" fo:letter-spacing="normal" fo:font-style="normal" fo:font-weight="normal" officeooo:rsid="0008c5e9" fo:background-color="#d4ea6b" loext:char-shading-value="0" style:font-size-asian="12pt" style:font-size-complex="12pt"/>
    </style:style>
    <style:style style:name="T17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fo:font-weight="normal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fo:font-weight="normal" officeooo:rsid="000c9270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8c5e9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a324a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1e12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88413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20af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7322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ce33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c9270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cc9ef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e06f9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ebe6e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100f1c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1325b5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1539bc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8c5e9" style:text-blinking="false" fo:background-color="#d4ea6b" loext:char-shading-value="0" style:font-size-asian="12pt" style:font-size-complex="12pt"/>
    </style:style>
    <style:style style:name="T35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c9270" style:text-blinking="false" fo:background-color="#d4ea6b" loext:char-shading-value="0" style:font-size-asian="12pt" style:font-size-complex="12pt"/>
    </style:style>
    <style:style style:name="T36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8c5e9" style:text-blinking="false" fo:background-color="#b4c7dc" loext:char-shading-value="0" style:font-size-asian="12pt" style:font-size-complex="12pt"/>
    </style:style>
    <style:style style:name="T37" style:family="text">
      <style:text-properties fo:font-variant="normal" fo:text-transform="none" fo:color="#1d1c1d" style:text-line-through-style="none" style:text-line-through-type="none" style:font-name="Liberation Serif" fo:font-size="11pt" fo:letter-spacing="normal" fo:font-style="normal" style:text-underline-style="none" fo:font-weight="normal" officeooo:rsid="00088413" style:text-blinking="false" fo:background-color="transparent" loext:char-shading-value="0" style:font-size-asian="11pt" style:font-size-complex="11pt"/>
    </style:style>
    <style:style style:name="T38" style:family="text">
      <style:text-properties fo:font-variant="normal" fo:text-transform="none" fo:color="#1d1c1d" style:text-line-through-style="none" style:text-line-through-type="none" style:font-name="Liberation Serif" fo:font-size="11pt" fo:letter-spacing="normal" fo:font-style="normal" style:text-underline-style="none" fo:font-weight="normal" officeooo:rsid="001539bc" style:text-blinking="false" fo:background-color="transparent" loext:char-shading-value="0" style:font-size-asian="11pt" style:font-size-complex="11pt"/>
    </style:style>
    <style:style style:name="T39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088413" style:text-blinking="false" fo:background-color="#ffff00" loext:char-shading-value="0" style:font-size-asian="12pt" style:font-size-complex="12pt"/>
    </style:style>
    <style:style style:name="T40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0ebe6e" style:text-blinking="false" fo:background-color="#ffff00" loext:char-shading-value="0" style:font-size-asian="12pt" style:font-size-complex="12pt"/>
    </style:style>
    <style:style style:name="T41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088413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a324a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b1e12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539bc" style:text-blinking="false" fo:background-color="transparent" loext:char-shading-value="0" style:font-size-asian="12pt" style:font-size-complex="12pt"/>
    </style:style>
    <style:style style:name="T45" style:family="text">
      <style:text-properties officeooo:rsid="0008c5e9"/>
    </style:style>
    <style:style style:name="T46" style:family="text">
      <style:text-properties fo:color="#000000" fo:font-size="11pt" style:font-size-asian="11pt" style:font-size-complex="11pt"/>
    </style:style>
    <style:style style:name="T47" style:family="text">
      <style:text-properties fo:color="#000000" fo:font-size="11pt" officeooo:rsid="000b20af" style:font-size-asian="11pt" style:font-size-complex="11pt"/>
    </style:style>
    <style:style style:name="T48" style:family="text">
      <style:text-properties fo:color="#000000" fo:font-size="11pt" officeooo:rsid="000b7322" style:font-size-asian="11pt" style:font-size-complex="11pt"/>
    </style:style>
    <style:style style:name="T49" style:family="text">
      <style:text-properties fo:color="#000000" fo:font-size="11pt" officeooo:rsid="000bce33" style:font-size-asian="11pt" style:font-size-complex="11pt"/>
    </style:style>
    <style:style style:name="T50" style:family="text">
      <style:text-properties fo:color="#000000" fo:font-size="11pt" officeooo:rsid="000cc9ef" style:font-size-asian="11pt" style:font-size-complex="11pt"/>
    </style:style>
    <style:style style:name="T51" style:family="text">
      <style:text-properties fo:color="#000000" fo:font-size="11pt" officeooo:rsid="000ebe6e" style:font-size-asian="11pt" style:font-size-complex="11pt"/>
    </style:style>
    <style:style style:name="T52" style:family="text">
      <style:text-properties fo:color="#000000" fo:font-size="11pt" officeooo:rsid="001539bc" style:font-size-asian="11pt" style:font-size-complex="11pt"/>
    </style:style>
    <style:style style:name="T53" style:family="text">
      <style:text-properties officeooo:rsid="000dfcb3"/>
    </style:style>
    <style:style style:name="T54" style:family="text">
      <style:text-properties officeooo:rsid="000e06f9"/>
    </style:style>
    <style:style style:name="T55" style:family="text">
      <style:text-properties officeooo:rsid="00134e98"/>
    </style:style>
    <style:style style:name="T56" style:family="text">
      <style:text-properties officeooo:rsid="00153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yślcie sami jakiś tytuł pod SEO</text:p>
      <text:p text:style-name="P1"/>
      <text:p text:style-name="P1"/>
      <text:p text:style-name="P1"><text:span text:style-name="T1">W obliczu nadchodzącego kryzysu szczególnego znaczenia nabierają wysiłki skierowane na </text:span><text:span text:style-name="T55">poprawę </text:span><text:span text:style-name="T1">efektywności, oszczędność kosztów i zasobów, wzrostu rentowności i udziałów w rynku. Celem optymalizacji są zazwyczaj jednostki organizacyjne należące do duż</text:span><text:span text:style-name="T55">ych</text:span><text:span text:style-name="T1"> grupy podobnych podmiotów. Jednostk</text:span><text:span text:style-name="T55">i zrzeszone w takich grupach</text:span><text:span text:style-name="T1"> posiadają ograniczoną autonomię w obrębie </text:span><text:span text:style-name="T55">norm i procedur swoich </text:span><text:span text:style-name="T1">organizacji. </text:span><text:span text:style-name="T55">O</text:span><text:span text:style-name="T1">ptymalizacj</text:span><text:span text:style-name="T55">a</text:span><text:span text:style-name="T1"> </text:span><text:span text:style-name="T2">wymaga dużej determinacji i może być kosztown</text:span><text:span text:style-name="T55">a</text:span><text:span text:style-name="T2">. Wysiłek </text:span><text:span text:style-name="T53">ten jest raczej</text:span><text:span text:style-name="T2"> ekonomicznie uzasadniony dla dużych organizacji </text:span><text:span text:style-name="T55">ponieważ n</text:span><text:span text:style-name="T3">owe rozwiązania z zakresu organizacji i zarządzania a przede wszystkim </text:span><text:span text:style-name="T53">efektywne </text:span><text:span text:style-name="T3">systemy informatyczne </text:span><text:span text:style-name="T2">mogą </text:span><text:span text:style-name="T4">zostać multiplikowane i wdrożone do wielkiej ilości sklepów, punktów serwisowych restauracji lub hoteli należących do jednej organizacji. Takie rozwiązanie stanowiło by nie </text:span><text:span text:style-name="T53">tylko </text:span><text:span text:style-name="T4">środek do uzyskania przewagi konkurencyjnej ale również </text:span><text:span text:style-name="T55">stałoby się </text:span><text:span text:style-name="T4">istotnym elementem </text:span><text:span text:style-name="T53">wzrostu </text:span><text:span text:style-name="T4">wartości firmy.</text:span></text:p>
      <text:p text:style-name="P2"/>
      <text:p text:style-name="P3"><text:span text:style-name="T4">Firma to zbiór procesów działających w ramach określonego know-how. Dlatego wartoś</text:span><text:span text:style-name="T53">ci</text:span><text:span text:style-name="T4"> intelektualn</text:span><text:span text:style-name="T53">e</text:span><text:span text:style-name="T4">, rozwiązania i metody są najważniejszym</text:span><text:span text:style-name="T55">i</text:span><text:span text:style-name="T4"> </text:span><text:span text:style-name="T53">składnik</text:span><text:span text:style-name="T55">ami</text:span><text:span text:style-name="T4"> wartości firmy. <text:line-break/></text:span><text:span text:style-name="T53">N</text:span><text:span text:style-name="T4">ajtrudniej zarządzanym elementem firmy są zasoby ludzkie. Działania produkcyjne, sprzedażowe czy logistyczne są wciąż oparte na pracy ludzi. Pracownicy </text:span><text:span text:style-name="T53">równolegle do ich naturalnej ułomności, </text:span><text:span text:style-name="T4">objęci są szeregiem norm prawnych, których pracodawcy nie mogą przekraczać.</text:span></text:p>
      <text:p text:style-name="P3"/>
      <text:p text:style-name="P16">Problem organizacji czasu pracy</text:p>
      <text:p text:style-name="P3"/>
      <text:p text:style-name="P4"><text:span text:style-name="T4">Jednym z największych problemów menadżerów średniego szczebla jest organizowanie czasu pracy <text:s/>pracowników. Problem ten spowodowany jest przede wszystkim limitami czasu pracy. Prawo pracy w większości krajów rozwiniętych zakłada </text:span><text:span text:style-name="T5">jednocześnie</text:span><text:span text:style-name="T4">, </text:span><text:span text:style-name="T54">limity</text:span><text:span text:style-name="T5"> </text:span><text:span text:style-name="T4">dzienn</text:span><text:span text:style-name="T54">e</text:span><text:span text:style-name="T4">, </text:span><text:span text:style-name="T5">tygodniowe i miesięczne czasy </text:span><text:span text:style-name="T4">pracy. </text:span><text:span text:style-name="T5">Niektóre grupy społeczne takie jak osoby młodociane, kobiety w ciąży i pracownicy z pewnym stopniem niepełnosprawności oraz niektóre grupy zawodowe takie jak kierowcy, górnicy czy kontrolerzy lotów mogą posiadać, </text:span><text:span text:style-name="T54">specjalne </text:span><text:span text:style-name="T5">dodatkowe limity czasu pracy. Problem jest poważny jeżeli do tych licznych ograniczeń dodamy jeszcze brak ciągłości współpracy wynikającej ze zwolnień lekarskich, urlopów </text:span><text:span text:style-name="T54">i innych zdarzeń losowych</text:span><text:span text:style-name="T5">. </text:span><text:span text:style-name="T6">Bezzasadne jest </text:span><text:span text:style-name="T5">zatrudni</text:span><text:span text:style-name="T6">anie</text:span><text:span text:style-name="T5"> zapasowych </text:span><text:span text:style-name="T6">pracowników</text:span><text:span text:style-name="T5">. </text:span><text:span text:style-name="T6">Tymczasem często brak jednego pracownika w wyspecjalizowanym </text:span><text:span text:style-name="T54">zespole</text:span><text:span text:style-name="T6"> może prowadzić do zatrzymania procesu produkcyjnego lub usługowego.</text:span></text:p>
      <text:p text:style-name="P5"><text:span text:style-name="T5">Firmy prowadzące leasing pracowniczy również nie są w stanie pomóc w </text:span><text:span text:style-name="T6">sytuacj</text:span><text:span text:style-name="T54">ach</text:span><text:span text:style-name="T6"> awaryjnych, </text:span><text:span text:style-name="T7">gdy</text:span><text:span text:style-name="T54">ż</text:span><text:span text:style-name="T7"> w</text:span><text:span text:style-name="T6"> </text:span><text:span text:style-name="T54">większości </text:span><text:span text:style-name="T5">procesów </text:span><text:span text:style-name="T6">wymaga</text:span><text:span text:style-name="T7">n</text:span><text:span text:style-name="T54">i są</text:span><text:span text:style-name="T7"> </text:span><text:span text:style-name="T54">ludzie z </text:span><text:span text:style-name="T7">określon</text:span><text:span text:style-name="T54">ymi</text:span><text:span text:style-name="T7"> uprawnienia</text:span><text:span text:style-name="T54">mi</text:span><text:span text:style-name="T7"> </text:span><text:span text:style-name="T54">i </text:span><text:span text:style-name="T6">wiedz</text:span><text:span text:style-name="T7">a </text:span><text:span text:style-name="T54">specjalistyczną</text:span><text:span text:style-name="T6">.</text:span><text:span text:style-name="T5"> <text:s text:c="2"/></text:span></text:p>
      <text:p text:style-name="P4"/>
      <text:p text:style-name="P6"/>
      <text:p text:style-name="P17">Utrata jakości <text:span text:style-name="T9">z powodu braku <text:s/></text:span><text:span text:style-name="T11">Automated Scheduling</text:span></text:p>
      <text:p text:style-name="P6"/>
      <text:p text:style-name="P5"><text:span text:style-name="T7">Sposób organizowania czasu pracy jest niestety </text:span><text:span text:style-name="T8">najczęstszym </text:span><text:span text:style-name="T54">powodem</text:span><text:span text:style-name="T7"> utraty jakości procesów. Człowiek nie jest w stanie optymalnie zorganizować czasu pracy w środowisku o bardzo dużej zmienności. </text:span></text:p>
      <text:p text:style-name="P19"><text:span text:style-name="T55">Klasycznym p</text:span><text:span text:style-name="T7">rzykładem takich środowisk są firmy logistyczne, gdzie codziennie pojawiają się inne konfiguracje tras i ładunków. Kierowcy są drogimi pracownikami, których nie można łatwo zastąpić z powodu </text:span><text:span text:style-name="T54">wymaganych</text:span><text:span text:style-name="T7"> uprawnień. Niewykonanie zlecenia wynikające z braku kierowcy może prowadzić do wysokich odszkodowań. Przekroczenie limitów czasu pracy i odpoczynku </text:span><text:span text:style-name="T54">kierowcy</text:span><text:span text:style-name="T7"> może prowadzić do wysokich mandatów a nawet utraty koncesji przewozow</text:span><text:span text:style-name="T54">ej</text:span><text:span text:style-name="T7">. </text:span></text:p>
      <text:p text:style-name="P7"/>
      <text:p text:style-name="P7"><text:soft-page-break/><text:span text:style-name="T8">Źle rozpisany grafik czasu pracy może doprowadzić do istotnej utraty jakości, </text:span><text:span text:style-name="T9">demoralizacji </text:span><text:span text:style-name="T8"><text:s/></text:span><text:span text:style-name="T9">personelu, kar za niedotrzymane terminy, wypadków przy pracy i innych konsekwencji złe</text:span><text:span text:style-name="T55">go</text:span><text:span text:style-name="T9"> <text:s/></text:span><text:span text:style-name="T55">zarządzania</text:span><text:span text:style-name="T9">. </text:span><text:span text:style-name="T8"><text:s/></text:span></text:p>
      <text:p text:style-name="P7"/>
      <text:p text:style-name="P19"><text:span text:style-name="T54">Z</text:span><text:span text:style-name="T8">automatyzowa</text:span><text:span text:style-name="T54">ny</text:span><text:span text:style-name="T8"> proces zarządzania zasobami ludzkimi</text:span><text:span text:style-name="T54">?</text:span></text:p>
      <text:p text:style-name="P7"/>
      <text:p text:style-name="P25">Jakość procesu można zdefiniować jako powtarzalność statystyczną. </text:p>
      <text:p text:style-name="P19"><text:span text:style-name="T9">Efektem w</text:span><text:span text:style-name="T8">ysoka jakość </text:span><text:span text:style-name="T54">jest niska</text:span><text:span text:style-name="T9"> zmiennoś</text:span><text:span text:style-name="T54">ć</text:span><text:span text:style-name="T9"> </text:span><text:span text:style-name="T8">procesu, pociąg przyjeżdża punktualnie, potrawa smakuje zawsze tak samo a </text:span><text:span text:style-name="T54">każda </text:span><text:span text:style-name="T8">żarówka świeci tą samo barwą światła. Największym źródłem </text:span><text:span text:style-name="T9">zmienności </text:span><text:span text:style-name="T8">procesów</text:span><text:span text:style-name="T9">, </text:span><text:span text:style-name="T54">czyli utraty jakości</text:span><text:span text:style-name="T8"> jest człowiek. Dlatego od niepamiętnych czasów ludzie dążą do zastępowania ludzi maszynami i automatami. Co stoi na przeszkodzie aby również zautomatyzować proces zarządzania zasobami ludzkimi? </text:span><text:span text:style-name="T9">Stworzyć własny <text:s/></text:span><text:span text:style-name="T11">Automated Scheduling.</text:span></text:p>
      <text:p text:style-name="P7"/>
      <text:p text:style-name="P25"><text:s/></text:p>
      <text:p text:style-name="P8"><text:span text:style-name="T9">Droga zbudowania </text:span><text:span text:style-name="T10">Automated Scheduling</text:span><text:span text:style-name="T9"> </text:span><text:span text:style-name="T7"><text:line-break/></text:span></text:p>
      <text:p text:style-name="P9"><text:span text:style-name="T9">Zbudowanie systemu </text:span><text:span text:style-name="T12">Automated <text:s/>controlling processing,</text:span><text:span text:style-name="T9"> który ma zastąpić menadżera średniego szczebla nie jest proste. Tym bardziej nie jest to przedsięwzięcie </text:span><text:span text:style-name="T56">trywialne</text:span><text:span text:style-name="T9"> ponieważ maszyna ta ma nie tylko zastąpić </text:span><text:span text:style-name="T56">człowieka </text:span><text:span text:style-name="T9">ale wielokrotnie przewyższyć jego możliwości intelektualne w zakresie </text:span><text:span text:style-name="T54">planowania pracy</text:span><text:span text:style-name="T9">. Tworzenie </text:span><text:span text:style-name="T11">Automated Scheduling </text:span><text:span text:style-name="T13">opierać się musi na dwóch obszarach machine learning: technikach optymalizacji z zakresu </text:span><text:span text:style-name="T16">operations research (OR)</text:span><text:span text:style-name="T13"> oraz </text:span><text:span text:style-name="T15">prognozowania przy użyciu </text:span><text:span text:style-name="T13">(regresji szeregów czasowych) </text:span><text:span text:style-name="T14">t</text:span><text:span text:style-name="T36">ime series regression</text:span><text:span text:style-name="T20">. Niestety obie te techniki muszą być zastosowane jednocześnie co może wiązać się z problemem znalezienia odpowiedniego zespołu </text:span><text:span text:style-name="T29">produkcyjnego</text:span><text:span text:style-name="T20"> zdolnego do pogodzenia tych dwóch zazwyczaj odrębnych obszarów nauki.</text:span></text:p>
      <text:p text:style-name="P27"/>
      <text:p text:style-name="P13"><text:span text:style-name="T45">O</text:span>ptymalne to znaczy jedynie słuszne!</text:p>
      <text:p text:style-name="P30"/>
      <text:p text:style-name="P10"><text:span text:style-name="T24">Zastosowanie technologii </text:span><text:span text:style-name="T34">Operations research (OR)</text:span><text:span text:style-name="T20"> jest niezbędne ponieważ </text:span><text:span text:style-name="T29">planowanie pracy </text:span><text:span text:style-name="T20">wiąże się z bardzo dużą liczbą limitów i ograniczeń. W algorytmach OR </text:span><text:span text:style-name="T29">ograniczenia te </text:span><text:span text:style-name="T20">nazywane są warunkami brzegowymi. Integralną częścią algorytmu optymalizacji jest funkcja celu. Należy określić cel, dla którego przeprowadzamy optymalizację. Już teraz, </text:span><text:span text:style-name="T21">przy formułowaniu funkcji celu</text:span><text:span text:style-name="T20"> </text:span><text:span text:style-name="T29">wyraźnie </text:span><text:span text:style-name="T20">widać, </text:span><text:span text:style-name="T29">że </text:span><text:span text:style-name="T21">maszyna będzie przewyższała intelektualnie człowieka. Zazwyczaj celem człowieka układającego grafik jest swego rodzaju przetrwanie, rozwiązanie łamigłówki aby jakoś przeprowadzić proces. Z racji istnienia funkcji celu </text:span><text:span text:style-name="T39">Automated Scheduling</text:span><text:span text:style-name="T37"> </text:span><text:span text:style-name="T44">jest zdeterminowana technicznie do</text:span><text:span text:style-name="T42"> stworz</text:span><text:span text:style-name="T44">enia</text:span><text:span text:style-name="T42"> konfiguracj</text:span><text:span text:style-name="T44">i</text:span><text:span text:style-name="T42"> czasu i pracy w sposób optymalny. </text:span></text:p>
      <text:p text:style-name="P12"><text:span text:style-name="T43">Rozwiązanie</text:span><text:span text:style-name="T42"> optymaln</text:span><text:span text:style-name="T43">e</text:span><text:span text:style-name="T42"> w obszarze </text:span><text:span text:style-name="T34">Operations research (OR)</text:span><text:span text:style-name="T20"> </text:span><text:span text:style-name="T21">to </text:span><text:span text:style-name="T22">jedyne rozwiązanie, które daje ekstremalne wartości </text:span><text:span text:style-name="T30">określone </text:span><text:span text:style-name="T22">w funkcji celu. Tak więc gdy funkcją celu będzie minimalizacja kosztów pracy </text:span><text:span text:style-name="T39">Automated Scheduling</text:span><text:span text:style-name="T23"> </text:span><text:span text:style-name="T22">zaproponuje taką konfiguracje grafika aby osiągnięty był minimalny poziom kosztów pracy </text:span><text:span text:style-name="T30">przy zachowaniu wszystkich zadanych ograniczeń i limitów</text:span><text:span text:style-name="T22">. Jeżeli funkcją celu będzie minimalizacja kolejek do kasy w supermarkecie, system przedstawi optymalny grafik, który przy zadanych warunkach brzegowych zminimalizuje ryzyko kolejek. Możliwości systemu </text:span><text:span text:style-name="T39">Automated Scheduling</text:span><text:span text:style-name="T23"> </text:span><text:span text:style-name="T22">opartym na technologii o</text:span><text:span text:style-name="T34">perations research (OR)</text:span><text:span text:style-name="T22"> są ograniczone jedynie warunkami brzegowymi. Systemy może planować prace tysięcy pracowników w setkach działów dostarczając optymalne grafiki </text:span><text:span text:style-name="T30">pracy zmianowej ułożone</text:span><text:span text:style-name="T22"> pod kontem celów wyznaczonych przez zarząd firmy. Niestety technologia o</text:span><text:span text:style-name="T34">perations research (OR)</text:span><text:span text:style-name="T20"> </text:span><text:span text:style-name="T22">nie posiada zdolności przewidywania przyszłości. Tym zajmie się druga technologia: </text:span><text:span text:style-name="T24">t</text:span><text:span text:style-name="T36">ime series regression.</text:span><text:span text:style-name="T22"> </text:span></text:p>
      <text:p text:style-name="P28"><text:s text:c="3"/></text:p>
      <text:p text:style-name="P11">Bardziej nieomylny niż wróżka</text:p>
      <text:p text:style-name="P11"/>
      <text:p text:style-name="P14"><text:span text:style-name="T47">Wróżka to osoba, która utrzymuje, że zna przyszłość. </text:span><text:span text:style-name="T51">Osoba ta zarabia </text:span><text:span text:style-name="T47">z przepowiadania tego co się zdarzy w przyszłości. Nie ma jednak żadnych naukowych dowodów, które pokazałyby, że prawdopodobieństwo </text:span><text:soft-page-break/><text:span text:style-name="T47">spełnienia się </text:span><text:span text:style-name="T51">tych </text:span><text:span text:style-name="T47">przepowiedni znacząco różni się od zwykłego rzutu monetą. Tymczasem już </text:span><text:span text:style-name="T48">na początku XIX</text:span><text:span text:style-name="T47"> wieku powstała technologia, która </text:span><text:span text:style-name="T48">do dziś jest jedną z najważniejszych metod tworzenia prognoz matematycznych. Teoria regresji oparta jest na zasadzie jednokierunkowej współzależności zmiennych predykcyjnych na zmienną wynikową. Odmianą regresji jest </text:span><text:span text:style-name="T25">T</text:span><text:span text:style-name="T36">ime series regression,</text:span><text:span text:style-name="T48"> w której najważniejszą rolę zazwyczaj odgrywają znaczniki czasu. Takim znacznikiem </text:span><text:span text:style-name="T51">czasu </text:span><text:span text:style-name="T48">może być dzień tygodnia, dzień końca miesiąca lub </text:span><text:span text:style-name="T51">np. </text:span><text:span text:style-name="T48">określona godzina. Szczególnie dobrze widać to w sprzedaży detalicznej lub przy obserwacji ruchu ulicznego w miastach. Niektóre supermarkety spożywcze zapełnią się klientami wieczorem, rano zaś świecą pustkami. Na </text:span><text:span text:style-name="T51">drogach</text:span><text:span text:style-name="T48"> wyjazdowych z wielkich miast tworzą się korki w piątki wieczorem a pociągi pustoszeją </text:span><text:span text:style-name="T51">zwykle </text:span><text:span text:style-name="T48">w południe. </text:span><text:span text:style-name="T49">M</text:span><text:span text:style-name="T48">odel </text:span><text:span text:style-name="T26">t</text:span><text:span text:style-name="T36">ime series regression</text:span><text:span text:style-name="T20"> </text:span><text:span text:style-name="T26">przewiduje przyszłość na podstawie obserwacji historycznych. Jeżeli zawsze w środy w sezonie jesiennym występował wzmożony zakup wina, system wskaże, że w najbliższą środę również wystąpi to zjawisko. Oprócz danych kalendarzowych do modeli tych wprowadza się szere</text:span><text:span text:style-name="T30">g innych zmiennych np. historie</text:span><text:span text:style-name="T26"> stanów pogodowych, świąt oraz </text:span><text:span text:style-name="T30">przebiegi </text:span><text:span text:style-name="T26">niektórych wskaźników ekonomicznych </text:span><text:span text:style-name="T30">w czasie</text:span><text:span text:style-name="T26">. W trakcie treningu t</text:span><text:span text:style-name="T36">ime series regression</text:span><text:span text:style-name="T26"> model zauważy, że brzydka pogoda w weekend zwiększa prawdopodobieństwo tłumów w dyskontach odzieżowych. Model t</text:span><text:span text:style-name="T36">ime series regression</text:span><text:span text:style-name="T20"> </text:span><text:span text:style-name="T26">zapozna się z prognozą pogody na następny weekend, <text:s/>połączy dane ze wskaźnikiem </text:span><text:span text:style-name="T33">makroekonomicznymi </text:span><text:span text:style-name="T26">Consumer confidence index (CCI) </text:span><text:span text:style-name="T27">lub consumer wealth index (CWI)</text:span><text:span text:style-name="T26"> i wskaże precyzyjnie ilu będzie klientów </text:span><text:span text:style-name="T27">w sklepach </text:span><text:span text:style-name="T30">oraz</text:span><text:span text:style-name="T27"> ile procent </text:span><text:span text:style-name="T33">z nich</text:span><text:span text:style-name="T27"> dokona zakupów powyżej 100 Euro. Następnie zweryfikuję stany magazynowe i automatycznie zamówi te towar</text:span><text:span text:style-name="T33">y</text:span><text:span text:style-name="T27">, któr</text:span><text:span text:style-name="T30">ych w przyszłości</text:span><text:span text:style-name="T27"> </text:span><text:span text:style-name="T33">może </text:span><text:span text:style-name="T27">zabrakn</text:span><text:span text:style-name="T33">ąć</text:span><text:span text:style-name="T27">. Aby przyjąć dostawę </text:span><text:span text:style-name="T30">zamówionych towarów </text:span><text:span text:style-name="T27">a potem </text:span><text:span text:style-name="T30">w weekend </text:span><text:span text:style-name="T27">obsługiwać klientów </text:span><text:span text:style-name="T39">Automated Schedulin</text:span><text:span text:style-name="T40">g</text:span><text:span text:style-name="T27"> uruchomi moduł </text:span><text:span text:style-name="T22">o</text:span><text:span text:style-name="T34">perations research (OR), </text:span><text:span text:style-name="T35">który </text:span><text:span text:style-name="T27">ułoży grafiki dla kilkunastu działów supermarketu. Algorytm wskaże optymalny poziom zatrudnienia na podstawie zadanych warunków brzegowych, minimalizując koszty pracy lub na przykład maksymalizując przychody przez redukcję </text:span><text:span text:style-name="T30">przyszłych </text:span><text:span text:style-name="T27">kolejek przed kasami detalicznymi. Wszystko to bez kosztów i perfekcyjne.</text:span></text:p>
      <text:p text:style-name="P29"/>
      <text:p text:style-name="P20"><text:span text:style-name="T27">J</text:span><text:span text:style-name="T19">akiś tytuł</text:span></text:p>
      <text:p text:style-name="P20"><text:span text:style-name="T19"/></text:p>
      <text:p text:style-name="P21"><text:span text:style-name="T27">Gotowy wdrożony produkcyjnie </text:span><text:span text:style-name="T39">Automated Schedulin</text:span><text:span text:style-name="T40">g </text:span><text:span text:style-name="T27">system stale się doskonali, jeżeli pojawi się błąd prognozy w jednym ze sklepów sieci handlowej, algorytm </text:span><text:span text:style-name="T30">walidacyjny </text:span><text:span text:style-name="T27">modelu </text:span><text:span text:style-name="T26">t</text:span><text:span text:style-name="T36">ime series regression</text:span><text:span text:style-name="T20"> </text:span><text:span text:style-name="T30">to wychwyci i </text:span><text:span text:style-name="T27">dokona stosownych korekt modelu. Jeżeli, krótko przed rozpoczęciem pracy, jeden z pracowników rozchoruje się i nie stawi się na swoje stanowisko pracy, algorytm </text:span><text:span text:style-name="T22">o</text:span><text:span text:style-name="T34">perations research (OR)</text:span><text:span text:style-name="T27"> znajdzie innego pracownika, który </text:span><text:span text:style-name="T30">będzie zgodny z</text:span><text:span text:style-name="T27"> zadan</text:span><text:span text:style-name="T30">ymi</text:span><text:span text:style-name="T27"> warunk</text:span><text:span text:style-name="T30">ami </text:span><text:span text:style-name="T27">brzegow</text:span><text:span text:style-name="T30">ymi</text:span><text:span text:style-name="T27">. Algorytm ten weźmie też pod uwagę w przyszłych wyliczeniach, niższe prawdopodobieństwo dostępności pracownik, który niefortunnie rozchorował się przed rozpoczęciem zmiany.<text:line-break/></text:span></text:p>
      <text:p text:style-name="P18"><text:span text:style-name="T18">Z</text:span><text:span text:style-name="T17">akończenie</text:span></text:p>
      <text:p text:style-name="P14"><text:span text:style-name="T32"/></text:p>
      <text:p text:style-name="P15"><text:span text:style-name="T27">N</text:span><text:span text:style-name="T19">iewątpliwie implementacja systemu </text:span><text:span text:style-name="T39">Automated Scheduling</text:span><text:span text:style-name="T41"> </text:span><text:span text:style-name="T19">opartego na zaawansowanych </text:span><text:span text:style-name="T28">systemach machine learning będzie źródłem przewagi konkurencyjnej oraz powodem wzrostu wartości firmy.</text:span></text:p>
      <text:p text:style-name="P35"><text:span text:style-name="T47">S</text:span><text:span text:style-name="T50">ystem, który sam się uczy, pracuję 24 godziny 7 dni w tygodniu, a przede wszystkim wielokrotnie przewyższa </text:span><text:span text:style-name="T52">efektywnością</text:span><text:span text:style-name="T50"> zespoł wyspecjalizowanych i drogich menadżerów średniego szczebla musi być przedmiotem pożądania niejednego prezesa wielkiej firmy.</text:span></text:p>
      <text:p text:style-name="P32"/>
      <text:p text:style-name="P22"><text:span text:style-name="T50">Jednak, czy jest możliwe zrealizowanie takiego wymarzonego systemu? Przede wszystkim trzeba znaleźć zespół, która ma doświadczenie w tego typu projektach. Zespół, dla którego nie będzie to eksperyment, projekt badawczy lecz będzie to rutynowe zlecenie. <text:s/>Data science nie jest już nowatorską dziedziną nauki. Takie systemy </text:span><text:span text:style-name="T39">Automated Scheduling</text:span><text:span text:style-name="T23"> </text:span><text:span text:style-name="T28">istnieją w setkach tysięcy firm na </text:span><text:span text:style-name="T31">całym </text:span><text:span text:style-name="T28">świecie. Tworzenie takiego oprogramowania nie może być więc traktowane jak bajkowy projekt sztucznej inteligencji. Budowanie <text:s/></text:span><text:span text:style-name="T39">Automated Scheduling</text:span><text:span text:style-name="T23"> </text:span><text:span text:style-name="T31">składa się</text:span><text:span text:style-name="T28"> </text:span><text:span text:style-name="T31">z </text:span><text:span text:style-name="T28">bardzo duża </text:span><text:span text:style-name="T31">ilości</text:span><text:span text:style-name="T28"> małych kroków. </text:span></text:p>
      <text:p text:style-name="P22"><text:soft-page-break/><text:span text:style-name="T28">D</text:span><text:span text:style-name="T31">obrze by było aby te kroki nie były chwiejne i niepewne. </text:span><text:span text:style-name="T28">Ważne, żeby te kroki stawiali doświadczeni badacze </text:span><text:span text:style-name="T33">d</text:span><text:span text:style-name="T28">ata science. <text:s/></text:span></text:p>
      <text:p text:style-name="P23">Jak ma być reklamujące to im powiedzieć :-)</text:p>
      <text:p text:style-name="P11"/>
      <text:p text:style-name="P26"><text:s/></text:p>
      <text:p text:style-name="P33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2:32:41.940626244</meta:creation-date>
    <dc:date>2022-06-24T07:51:28.051468813</dc:date>
    <meta:editing-duration>PT1H13M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4" meta:paragraph-count="32" meta:word-count="1405" meta:character-count="10928" meta:non-whitespace-character-count="9516"/>
  </office:meta>
</office:document-meta>
</file>